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7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able-cell-properties style:vertical-align="middle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6pt" style:font-size-asian="6pt" style:font-size-complex="6pt"/>
    </style:style>
  </office:automatic-styles>
  <office:body>
    <office:spreadsheet>
      <table:table table:name="ra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kespan (%)</text:p>
          </table:table-cell>
          <table:table-cell office:value-type="string" calcext:value-type="string">
            <text:p>17.0 (3.7)</text:p>
          </table:table-cell>
          <table:table-cell office:value-type="string" calcext:value-type="string">
            <text:p>26.4 (5.0)</text:p>
          </table:table-cell>
          <table:table-cell office:value-type="string" calcext:value-type="string">
            <text:p>18.0 (4.8)</text:p>
          </table:table-cell>
          <table:table-cell office:value-type="string" calcext:value-type="string">
            <text:p>21.8 (4.8)</text:p>
          </table:table-cell>
          <table:table-cell office:value-type="string" calcext:value-type="string">
            <text:p>11.4 (2.4)</text:p>
          </table:table-cell>
          <table:table-cell office:value-type="string" calcext:value-type="string">
            <text:p>12.8 (2.6)</text:p>
          </table:table-cell>
          <table:table-cell office:value-type="string" calcext:value-type="string">
            <text:p>14.7 (4.0)</text:p>
          </table:table-cell>
          <table:table-cell office:value-type="string" calcext:value-type="string">
            <text:p>18.4 (4.0)</text:p>
          </table:table-cell>
          <table:table-cell office:value-type="string" calcext:value-type="string">
            <text:p>13.0 (3.4)</text:p>
          </table:table-cell>
          <table:table-cell office:value-type="string" calcext:value-type="string">
            <text:p>17.3 (3.8)</text:p>
          </table:table-cell>
        </table:table-row>
        <table:table-row table:style-name="ro1">
          <table:table-cell office:value-type="string" calcext:value-type="string">
            <text:p>Makespan (%)</text:p>
          </table:table-cell>
          <table:table-cell office:value-type="string" calcext:value-type="string">
            <text:p>0.0 (0.0)</text:p>
          </table:table-cell>
          <table:table-cell office:value-type="string" calcext:value-type="string">
            <text:p>-102.2 (0.2)</text:p>
          </table:table-cell>
          <table:table-cell office:value-type="string" calcext:value-type="string">
            <text:p>-102.5 (0.2)</text:p>
          </table:table-cell>
          <table:table-cell office:value-type="string" calcext:value-type="string">
            <text:p>-102.4 (0.2)</text:p>
          </table:table-cell>
          <table:table-cell office:value-type="string" calcext:value-type="string">
            <text:p>-102.0 (0.2)</text:p>
          </table:table-cell>
          <table:table-cell office:value-type="string" calcext:value-type="string">
            <text:p>-102.1 (0.2)</text:p>
          </table:table-cell>
          <table:table-cell office:value-type="string" calcext:value-type="string">
            <text:p>-102.2 (0.2)</text:p>
          </table:table-cell>
          <table:table-cell office:value-type="string" calcext:value-type="string">
            <text:p>-102.3 (0.2)</text:p>
          </table:table-cell>
          <table:table-cell office:value-type="string" calcext:value-type="string">
            <text:p>-101.9 (0.2)</text:p>
          </table:table-cell>
          <table:table-cell office:value-type="string" calcext:value-type="string">
            <text:p>-102.1 (0.2)</text:p>
          </table:table-cell>
        </table:table-row>
        <table:table-row table:style-name="ro1">
          <table:table-cell office:value-type="string" calcext:value-type="string">
            <text:p>Makespan (%)</text:p>
          </table:table-cell>
          <table:table-cell office:value-type="string" calcext:value-type="string">
            <text:p>-101.8 (0.1)</text:p>
          </table:table-cell>
          <table:table-cell office:value-type="string" calcext:value-type="string">
            <text:p>-102.2 (0.3)</text:p>
          </table:table-cell>
          <table:table-cell office:value-type="string" calcext:value-type="string">
            <text:p>-102.0 (0.2)</text:p>
          </table:table-cell>
          <table:table-cell office:value-type="string" calcext:value-type="string">
            <text:p>-101.8 (0.2)</text:p>
          </table:table-cell>
          <table:table-cell table:number-columns-repeated="2" office:value-type="string" calcext:value-type="string">
            <text:p>-101.9 (0.3)</text:p>
          </table:table-cell>
          <table:table-cell office:value-type="string" calcext:value-type="string">
            <text:p>-102.0 (0.3)</text:p>
          </table:table-cell>
          <table:table-cell office:value-type="string" calcext:value-type="string">
            <text:p>-101.8 (0.2)</text:p>
          </table:table-cell>
          <table:table-cell office:value-type="string" calcext:value-type="string">
            <text:p>-102.1 (0.3)</text:p>
          </table:table-cell>
          <table:table-cell office:value-type="string" calcext:value-type="string">
            <text:p>-102.0 (0.3)</text:p>
          </table:table-cell>
        </table:table-row>
        <table:table-row table:style-name="ro1">
          <table:table-cell office:value-type="string" calcext:value-type="string">
            <text:p>Makespan (%)</text:p>
          </table:table-cell>
          <table:table-cell office:value-type="string" calcext:value-type="string">
            <text:p>-102.3 (0.2)</text:p>
          </table:table-cell>
          <table:table-cell office:value-type="string" calcext:value-type="string">
            <text:p>-101.9 (0.3)</text:p>
          </table:table-cell>
          <table:table-cell office:value-type="string" calcext:value-type="string">
            <text:p>-102.4 (0.2)</text:p>
          </table:table-cell>
          <table:table-cell table:number-columns-repeated="2" office:value-type="string" calcext:value-type="string">
            <text:p>-101.9 (0.2)</text:p>
          </table:table-cell>
          <table:table-cell table:number-columns-repeated="2" office:value-type="string" calcext:value-type="string">
            <text:p>-102.0 (0.2)</text:p>
          </table:table-cell>
          <table:table-cell office:value-type="string" calcext:value-type="string">
            <text:p>-102.3 (0.3)</text:p>
          </table:table-cell>
          <table:table-cell office:value-type="string" calcext:value-type="string">
            <text:p>-101.9 (0.2)</text:p>
          </table:table-cell>
          <table:table-cell office:value-type="string" calcext:value-type="string">
            <text:p>-102.1 (0.2)</text:p>
          </table:table-cell>
        </table:table-row>
        <table:table-row table:style-name="ro1">
          <table:table-cell office:value-type="string" calcext:value-type="string">
            <text:p>Number of Actions (%)</text:p>
          </table:table-cell>
          <table:table-cell office:value-type="string" calcext:value-type="string">
            <text:p>23.0 (4.4)</text:p>
          </table:table-cell>
          <table:table-cell office:value-type="string" calcext:value-type="string">
            <text:p>18.9 (4.3)</text:p>
          </table:table-cell>
          <table:table-cell office:value-type="string" calcext:value-type="string">
            <text:p>12.2 (2.9)</text:p>
          </table:table-cell>
          <table:table-cell office:value-type="string" calcext:value-type="string">
            <text:p>15.7 (3.5)</text:p>
          </table:table-cell>
          <table:table-cell office:value-type="string" calcext:value-type="string">
            <text:p>8.0 (1.9)</text:p>
          </table:table-cell>
          <table:table-cell office:value-type="string" calcext:value-type="string">
            <text:p>9.0 (2.0)</text:p>
          </table:table-cell>
          <table:table-cell office:value-type="string" calcext:value-type="string">
            <text:p>15.0 (3.8)</text:p>
          </table:table-cell>
          <table:table-cell office:value-type="string" calcext:value-type="string">
            <text:p>18.2 (4.4)</text:p>
          </table:table-cell>
          <table:table-cell office:value-type="string" calcext:value-type="string">
            <text:p>10.7 (3.1)</text:p>
          </table:table-cell>
          <table:table-cell office:value-type="string" calcext:value-type="string">
            <text:p>15.6 (4.2)</text:p>
          </table:table-cell>
        </table:table-row>
        <table:table-row table:style-name="ro1">
          <table:table-cell office:value-type="string" calcext:value-type="string">
            <text:p>Number of Actions (%)</text:p>
          </table:table-cell>
          <table:table-cell office:value-type="string" calcext:value-type="string">
            <text:p>0.0 (0.0)</text:p>
          </table:table-cell>
          <table:table-cell table:number-columns-repeated="2" office:value-type="string" calcext:value-type="string">
            <text:p>-101.7 (0.1)</text:p>
          </table:table-cell>
          <table:table-cell office:value-type="string" calcext:value-type="string">
            <text:p>-101.8 (0.1)</text:p>
          </table:table-cell>
          <table:table-cell table:number-columns-repeated="2" office:value-type="string" calcext:value-type="string">
            <text:p>-101.5 (0.1)</text:p>
          </table:table-cell>
          <table:table-cell office:value-type="string" calcext:value-type="string">
            <text:p>-101.6 (0.1)</text:p>
          </table:table-cell>
          <table:table-cell office:value-type="string" calcext:value-type="string">
            <text:p>-101.7 (0.1)</text:p>
          </table:table-cell>
          <table:table-cell office:value-type="string" calcext:value-type="string">
            <text:p>-101.4 (0.1)</text:p>
          </table:table-cell>
          <table:table-cell office:value-type="string" calcext:value-type="string">
            <text:p>-101.5 (0.1)</text:p>
          </table:table-cell>
        </table:table-row>
        <table:table-row table:style-name="ro1">
          <table:table-cell office:value-type="string" calcext:value-type="string">
            <text:p>Number of Actions (%)</text:p>
          </table:table-cell>
          <table:table-cell office:value-type="string" calcext:value-type="string">
            <text:p>-101.5 (0.1)</text:p>
          </table:table-cell>
          <table:table-cell office:value-type="string" calcext:value-type="string">
            <text:p>-101.7 (0.3)</text:p>
          </table:table-cell>
          <table:table-cell office:value-type="string" calcext:value-type="string">
            <text:p>-101.6 (0.2)</text:p>
          </table:table-cell>
          <table:table-cell office:value-type="string" calcext:value-type="string">
            <text:p>-101.4 (0.2)</text:p>
          </table:table-cell>
          <table:table-cell table:number-columns-repeated="2" office:value-type="string" calcext:value-type="string">
            <text:p>-101.6 (0.2)</text:p>
          </table:table-cell>
          <table:table-cell office:value-type="string" calcext:value-type="string">
            <text:p>-101.7 (0.2)</text:p>
          </table:table-cell>
          <table:table-cell office:value-type="string" calcext:value-type="string">
            <text:p>-101.5 (0.1)</text:p>
          </table:table-cell>
          <table:table-cell office:value-type="string" calcext:value-type="string">
            <text:p>-101.7 (0.2)</text:p>
          </table:table-cell>
          <table:table-cell office:value-type="string" calcext:value-type="string">
            <text:p>-101.6 (0.2)</text:p>
          </table:table-cell>
        </table:table-row>
        <table:table-row table:style-name="ro1">
          <table:table-cell office:value-type="string" calcext:value-type="string">
            <text:p>Number of Actions (%)</text:p>
          </table:table-cell>
          <table:table-cell office:value-type="string" calcext:value-type="string">
            <text:p>-101.7 (0.1)</text:p>
          </table:table-cell>
          <table:table-cell office:value-type="string" calcext:value-type="string">
            <text:p>-101.3 (0.1)</text:p>
          </table:table-cell>
          <table:table-cell office:value-type="string" calcext:value-type="string">
            <text:p>-101.6 (0.1)</text:p>
          </table:table-cell>
          <table:table-cell table:number-columns-repeated="3" office:value-type="string" calcext:value-type="string">
            <text:p>-101.3 (0.1)</text:p>
          </table:table-cell>
          <table:table-cell office:value-type="string" calcext:value-type="string">
            <text:p>-101.4 (0.1)</text:p>
          </table:table-cell>
          <table:table-cell office:value-type="string" calcext:value-type="string">
            <text:p>-101.5 (0.2)</text:p>
          </table:table-cell>
          <table:table-cell office:value-type="string" calcext:value-type="string">
            <text:p>-101.3 (0.1)</text:p>
          </table:table-cell>
          <table:table-cell office:value-type="string" calcext:value-type="string">
            <text:p>-101.4 (0.1)</text:p>
          </table:table-cell>
        </table:table-row>
        <table:table-row table:style-name="ro1">
          <table:table-cell office:value-type="string" calcext:value-type="string">
            <text:p>Processing Time (%)</text:p>
          </table:table-cell>
          <table:table-cell office:value-type="string" calcext:value-type="string">
            <text:p>16833.3 (8206.8)</text:p>
          </table:table-cell>
          <table:table-cell office:value-type="string" calcext:value-type="string">
            <text:p>2076.7 (1016.0)</text:p>
          </table:table-cell>
          <table:table-cell office:value-type="string" calcext:value-type="string">
            <text:p>1966.2 (1118.2)</text:p>
          </table:table-cell>
          <table:table-cell office:value-type="string" calcext:value-type="string">
            <text:p>5446.3 (3184.0)</text:p>
          </table:table-cell>
          <table:table-cell office:value-type="string" calcext:value-type="string">
            <text:p>6261.9 (3037.4)</text:p>
          </table:table-cell>
          <table:table-cell office:value-type="string" calcext:value-type="string">
            <text:p>6424.8 (3148.3)</text:p>
          </table:table-cell>
          <table:table-cell office:value-type="string" calcext:value-type="string">
            <text:p>10642.5 (5142.3)</text:p>
          </table:table-cell>
          <table:table-cell office:value-type="string" calcext:value-type="string">
            <text:p>11587.4 (4946.4)</text:p>
          </table:table-cell>
          <table:table-cell office:value-type="string" calcext:value-type="string">
            <text:p>9697.5 (4612.4)</text:p>
          </table:table-cell>
          <table:table-cell office:value-type="string" calcext:value-type="string">
            <text:p>10703.0 (4754.9)</text:p>
          </table:table-cell>
        </table:table-row>
        <table:table-row table:style-name="ro1">
          <table:table-cell office:value-type="string" calcext:value-type="string">
            <text:p>Processing Time (%)</text:p>
          </table:table-cell>
          <table:table-cell office:value-type="string" calcext:value-type="string">
            <text:p>0.0 (0.0)</text:p>
          </table:table-cell>
          <table:table-cell office:value-type="string" calcext:value-type="string">
            <text:p>1583.3 (992.5)</text:p>
          </table:table-cell>
          <table:table-cell office:value-type="string" calcext:value-type="string">
            <text:p>6289.5 (3844.3)</text:p>
          </table:table-cell>
          <table:table-cell office:value-type="string" calcext:value-type="string">
            <text:p>8616.9 (2792.8)</text:p>
          </table:table-cell>
          <table:table-cell office:value-type="string" calcext:value-type="string">
            <text:p>2596.9 (1356.5)</text:p>
          </table:table-cell>
          <table:table-cell office:value-type="string" calcext:value-type="string">
            <text:p>2494.4 (1357.8)</text:p>
          </table:table-cell>
          <table:table-cell office:value-type="string" calcext:value-type="string">
            <text:p>2272.2 (1525.3)</text:p>
          </table:table-cell>
          <table:table-cell office:value-type="string" calcext:value-type="string">
            <text:p>489.5 (215.0)</text:p>
          </table:table-cell>
          <table:table-cell office:value-type="string" calcext:value-type="string">
            <text:p>6877.5 (3635.0)</text:p>
          </table:table-cell>
          <table:table-cell office:value-type="string" calcext:value-type="string">
            <text:p>6079.4 (3636.6)</text:p>
          </table:table-cell>
        </table:table-row>
        <table:table-row table:style-name="ro1">
          <table:table-cell office:value-type="string" calcext:value-type="string">
            <text:p>Processing Time (%)</text:p>
          </table:table-cell>
          <table:table-cell office:value-type="string" calcext:value-type="string">
            <text:p>45969.8 (11482.4)</text:p>
          </table:table-cell>
          <table:table-cell office:value-type="string" calcext:value-type="string">
            <text:p>18881.0 (14880.8)</text:p>
          </table:table-cell>
          <table:table-cell office:value-type="string" calcext:value-type="string">
            <text:p>24992.0 (11155.1)</text:p>
          </table:table-cell>
          <table:table-cell office:value-type="string" calcext:value-type="string">
            <text:p>16753.5 (5135.9)</text:p>
          </table:table-cell>
          <table:table-cell office:value-type="string" calcext:value-type="string">
            <text:p>12037.6 (4847.4)</text:p>
          </table:table-cell>
          <table:table-cell office:value-type="string" calcext:value-type="string">
            <text:p>11197.0 (4565.6)</text:p>
          </table:table-cell>
          <table:table-cell office:value-type="string" calcext:value-type="string">
            <text:p>13253.9 (5207.7)</text:p>
          </table:table-cell>
          <table:table-cell office:value-type="string" calcext:value-type="string">
            <text:p>9117.8 (3316.1)</text:p>
          </table:table-cell>
          <table:table-cell office:value-type="string" calcext:value-type="string">
            <text:p>13415.7 (5252.2)</text:p>
          </table:table-cell>
          <table:table-cell office:value-type="string" calcext:value-type="string">
            <text:p>14107.6 (7000.9)</text:p>
          </table:table-cell>
        </table:table-row>
        <table:table-row table:style-name="ro1">
          <table:table-cell office:value-type="string" calcext:value-type="string">
            <text:p>Processing Time (%)</text:p>
          </table:table-cell>
          <table:table-cell office:value-type="string" calcext:value-type="string">
            <text:p>31668.3 (9454.5)</text:p>
          </table:table-cell>
          <table:table-cell office:value-type="string" calcext:value-type="string">
            <text:p>5284.8 (2085.8)</text:p>
          </table:table-cell>
          <table:table-cell office:value-type="string" calcext:value-type="string">
            <text:p>6989.6 (4117.0)</text:p>
          </table:table-cell>
          <table:table-cell office:value-type="string" calcext:value-type="string">
            <text:p>15409.1 (10148.7)</text:p>
          </table:table-cell>
          <table:table-cell office:value-type="string" calcext:value-type="string">
            <text:p>5472.6 (2935.2)</text:p>
          </table:table-cell>
          <table:table-cell office:value-type="string" calcext:value-type="string">
            <text:p>5538.3 (2981.6)</text:p>
          </table:table-cell>
          <table:table-cell office:value-type="string" calcext:value-type="string">
            <text:p>9057.0 (4222.2)</text:p>
          </table:table-cell>
          <table:table-cell office:value-type="string" calcext:value-type="string">
            <text:p>18655.7 (7995.9)</text:p>
          </table:table-cell>
          <table:table-cell office:value-type="string" calcext:value-type="string">
            <text:p>6696.4 (3555.5)</text:p>
          </table:table-cell>
          <table:table-cell office:value-type="string" calcext:value-type="string">
            <text:p>10149.0 (5359.7)</text:p>
          </table:table-cell>
        </table:table-row>
        <table:table-row table:style-name="ro1">
          <table:table-cell office:value-type="string" calcext:value-type="string">
            <text:p>Memory Usage (%)</text:p>
          </table:table-cell>
          <table:table-cell office:value-type="string" calcext:value-type="string">
            <text:p>25489.2 (10423.8)</text:p>
          </table:table-cell>
          <table:table-cell office:value-type="string" calcext:value-type="string">
            <text:p>5096.5 (2780.7)</text:p>
          </table:table-cell>
          <table:table-cell office:value-type="string" calcext:value-type="string">
            <text:p>2576.9 (1370.7)</text:p>
          </table:table-cell>
          <table:table-cell office:value-type="string" calcext:value-type="string">
            <text:p>11863.4 (7089.4)</text:p>
          </table:table-cell>
          <table:table-cell office:value-type="string" calcext:value-type="string">
            <text:p>11520.6 (6164.1)</text:p>
          </table:table-cell>
          <table:table-cell office:value-type="string" calcext:value-type="string">
            <text:p>11763.4 (6291.8)</text:p>
          </table:table-cell>
          <table:table-cell office:value-type="string" calcext:value-type="string">
            <text:p>17353.8 (7902.3)</text:p>
          </table:table-cell>
          <table:table-cell office:value-type="string" calcext:value-type="string">
            <text:p>18294.6 (7575.7)</text:p>
          </table:table-cell>
          <table:table-cell office:value-type="string" calcext:value-type="string">
            <text:p>15007.2 (7100.8)</text:p>
          </table:table-cell>
          <table:table-cell office:value-type="string" calcext:value-type="string">
            <text:p>16063.6 (7243.7)</text:p>
          </table:table-cell>
        </table:table-row>
        <table:table-row table:style-name="ro1">
          <table:table-cell office:value-type="string" calcext:value-type="string">
            <text:p>Memory Usage (%)</text:p>
          </table:table-cell>
          <table:table-cell office:value-type="string" calcext:value-type="string">
            <text:p>0.0 (0.0)</text:p>
          </table:table-cell>
          <table:table-cell office:value-type="string" calcext:value-type="string">
            <text:p>1591.8 (986.9)</text:p>
          </table:table-cell>
          <table:table-cell office:value-type="string" calcext:value-type="string">
            <text:p>4895.6 (2367.8)</text:p>
          </table:table-cell>
          <table:table-cell office:value-type="string" calcext:value-type="string">
            <text:p>10591.4 (4666.5)</text:p>
          </table:table-cell>
          <table:table-cell office:value-type="string" calcext:value-type="string">
            <text:p>2538.8 (961.3)</text:p>
          </table:table-cell>
          <table:table-cell office:value-type="string" calcext:value-type="string">
            <text:p>2688.4 (1000.9)</text:p>
          </table:table-cell>
          <table:table-cell office:value-type="string" calcext:value-type="string">
            <text:p>5903.6 (4994.3)</text:p>
          </table:table-cell>
          <table:table-cell office:value-type="string" calcext:value-type="string">
            <text:p>766.7 (350.5)</text:p>
          </table:table-cell>
          <table:table-cell office:value-type="string" calcext:value-type="string">
            <text:p>4937.9 (2016.4)</text:p>
          </table:table-cell>
          <table:table-cell office:value-type="string" calcext:value-type="string">
            <text:p>5239.6 (2049.9)</text:p>
          </table:table-cell>
        </table:table-row>
        <table:table-row table:style-name="ro1">
          <table:table-cell office:value-type="string" calcext:value-type="string">
            <text:p>Memory Usage (%)</text:p>
          </table:table-cell>
          <table:table-cell office:value-type="string" calcext:value-type="string">
            <text:p>45779.8 (11622.9)</text:p>
          </table:table-cell>
          <table:table-cell office:value-type="string" calcext:value-type="string">
            <text:p>21805.9 (17062.9)</text:p>
          </table:table-cell>
          <table:table-cell office:value-type="string" calcext:value-type="string">
            <text:p>35369.2 (14876.9)</text:p>
          </table:table-cell>
          <table:table-cell office:value-type="string" calcext:value-type="string">
            <text:p>29605.1 (12043.8)</text:p>
          </table:table-cell>
          <table:table-cell office:value-type="string" calcext:value-type="string">
            <text:p>19581.7 (9507.6)</text:p>
          </table:table-cell>
          <table:table-cell office:value-type="string" calcext:value-type="string">
            <text:p>17909.7 (8846.6)</text:p>
          </table:table-cell>
          <table:table-cell office:value-type="string" calcext:value-type="string">
            <text:p>17760.1 (8636.8)</text:p>
          </table:table-cell>
          <table:table-cell office:value-type="string" calcext:value-type="string">
            <text:p>9160.8 (3639.5)</text:p>
          </table:table-cell>
          <table:table-cell office:value-type="string" calcext:value-type="string">
            <text:p>21898.1 (9803.1)</text:p>
          </table:table-cell>
          <table:table-cell office:value-type="string" calcext:value-type="string">
            <text:p>10361.0 (4561.2)</text:p>
          </table:table-cell>
        </table:table-row>
        <table:table-row table:style-name="ro1">
          <table:table-cell office:value-type="string" calcext:value-type="string">
            <text:p>Memory Usage (%)</text:p>
          </table:table-cell>
          <table:table-cell office:value-type="string" calcext:value-type="string">
            <text:p>73823.0 (21283.6)</text:p>
          </table:table-cell>
          <table:table-cell office:value-type="string" calcext:value-type="string">
            <text:p>21308.8 (10265.4)</text:p>
          </table:table-cell>
          <table:table-cell office:value-type="string" calcext:value-type="string">
            <text:p>16857.0 (11617.7)</text:p>
          </table:table-cell>
          <table:table-cell office:value-type="string" calcext:value-type="string">
            <text:p>29194.9 (20319.0)</text:p>
          </table:table-cell>
          <table:table-cell office:value-type="string" calcext:value-type="string">
            <text:p>10938.8 (6210.3)</text:p>
          </table:table-cell>
          <table:table-cell office:value-type="string" calcext:value-type="string">
            <text:p>10939.8 (6210.9)</text:p>
          </table:table-cell>
          <table:table-cell office:value-type="string" calcext:value-type="string">
            <text:p>14423.6 (6461.2)</text:p>
          </table:table-cell>
          <table:table-cell office:value-type="string" calcext:value-type="string">
            <text:p>41763.8 (18875.2)</text:p>
          </table:table-cell>
          <table:table-cell office:value-type="string" calcext:value-type="string">
            <text:p>17416.4 (10729.7)</text:p>
          </table:table-cell>
          <table:table-cell office:value-type="string" calcext:value-type="string">
            <text:p>27827.9 (15172.4)</text:p>
          </table:table-cell>
        </table:table-row>
      </table:table>
      <table:table table:name="clean" table:style-name="ta1">
        <table:table-column table:style-name="co5" table:default-cell-style-name="ce4"/>
        <table:table-column table:style-name="co6" table:default-cell-style-name="ce4"/>
        <table:table-column table:style-name="co7" table:number-columns-repeated="4" table:default-cell-style-name="ce4"/>
        <table:table-column table:style-name="co8" table:number-columns-repeated="3" table:default-cell-style-name="ce4"/>
        <table:table-column table:style-name="co7" table:number-columns-repeated="3" table:default-cell-style-name="ce4"/>
        <table:table-column table:style-name="co4" table:number-columns-repeated="1012" table:default-cell-style-name="ce4"/>
        <table:table-row table:style-name="ro2">
          <table:table-cell table:style-name="ce1" table:formula="of:=[raw.A1]" office:value-type="string" office:string-value="Metric" calcext:value-type="string">
            <text:p>Metric</text:p>
          </table:table-cell>
          <table:table-cell table:style-name="ce1" office:value-type="string" calcext:value-type="string">
            <text:p>Status</text:p>
          </table:table-cell>
          <table:table-cell table:style-name="ce1" table:formula="of:=[raw.B1]" office:value-type="string" office:string-value="PA" calcext:value-type="string">
            <text:p>PA</text:p>
          </table:table-cell>
          <table:table-cell table:style-name="ce1" table:formula="of:=[raw.C1]" office:value-type="string" office:string-value="CFP" calcext:value-type="string">
            <text:p>CFP</text:p>
          </table:table-cell>
          <table:table-cell table:style-name="ce1" table:formula="of:=[raw.D1]" office:value-type="string" office:string-value="CS" calcext:value-type="string">
            <text:p>CS</text:p>
          </table:table-cell>
          <table:table-cell table:style-name="ce1" table:formula="of:=[raw.E1]" office:value-type="string" office:string-value="CA" calcext:value-type="string">
            <text:p>CA</text:p>
          </table:table-cell>
          <table:table-cell table:style-name="ce1" table:formula="of:=[raw.F1]" office:value-type="string" office:string-value="O" calcext:value-type="string">
            <text:p>O</text:p>
          </table:table-cell>
          <table:table-cell table:style-name="ce1" table:formula="of:=[raw.G1]" office:value-type="string" office:string-value="OT" calcext:value-type="string">
            <text:p>OT</text:p>
          </table:table-cell>
          <table:table-cell table:style-name="ce1" table:formula="of:=[raw.H1]" office:value-type="string" office:string-value="A" calcext:value-type="string">
            <text:p>A</text:p>
          </table:table-cell>
          <table:table-cell table:style-name="ce1" table:formula="of:=[raw.I1]" office:value-type="string" office:string-value="AT" calcext:value-type="string">
            <text:p>AT</text:p>
          </table:table-cell>
          <table:table-cell table:style-name="ce1" table:formula="of:=[raw.J1]" office:value-type="string" office:string-value="AO" calcext:value-type="string">
            <text:p>AO</text:p>
          </table:table-cell>
          <table:table-cell table:style-name="ce1" table:formula="of:=[raw.K1]" office:value-type="string" office:string-value="AOT" calcext:value-type="string">
            <text:p>AOT</text:p>
          </table:table-cell>
          <table:table-cell table:style-name="ce6"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Results (%)</text:p>
          </table:table-cell>
          <table:table-cell table:style-name="ce3" table:formula="of:=[raw.$A$2]" office:value-type="string" office:string-value="Success (%)" calcext:value-type="string">
            <text:p>Success (%)</text:p>
          </table:table-cell>
          <table:table-cell table:style-name="ce5" table:formula="of:=[raw.B2]" office:value-type="float" office:value="28" calcext:value-type="float">
            <text:p>28</text:p>
          </table:table-cell>
          <table:table-cell table:style-name="ce5" table:formula="of:=[raw.C2]" office:value-type="float" office:value="38" calcext:value-type="float">
            <text:p>38</text:p>
          </table:table-cell>
          <table:table-cell table:style-name="ce5" table:formula="of:=[raw.D2]" office:value-type="float" office:value="38" calcext:value-type="float">
            <text:p>38</text:p>
          </table:table-cell>
          <table:table-cell table:style-name="ce5" table:formula="of:=[raw.E2]" office:value-type="float" office:value="39" calcext:value-type="float">
            <text:p>39</text:p>
          </table:table-cell>
          <table:table-cell table:style-name="ce5" table:formula="of:=[raw.F2]" office:value-type="float" office:value="48" calcext:value-type="float">
            <text:p>48</text:p>
          </table:table-cell>
          <table:table-cell table:style-name="ce5" table:formula="of:=[raw.G2]" office:value-type="float" office:value="47" calcext:value-type="float">
            <text:p>47</text:p>
          </table:table-cell>
          <table:table-cell table:style-name="ce5" table:formula="of:=[raw.H2]" office:value-type="float" office:value="41" calcext:value-type="float">
            <text:p>41</text:p>
          </table:table-cell>
          <table:table-cell table:style-name="ce5" table:formula="of:=[raw.I2]" office:value-type="float" office:value="43" calcext:value-type="float">
            <text:p>43</text:p>
          </table:table-cell>
          <table:table-cell table:style-name="ce5" table:formula="of:=[raw.J2]" office:value-type="float" office:value="46" calcext:value-type="float">
            <text:p>46</text:p>
          </table:table-cell>
          <table:table-cell table:style-name="ce5" table:formula="of:=[raw.K2]"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.$A$3]" office:value-type="string" office:string-value="Nonexecutable (%)" calcext:value-type="string">
            <text:p>Nonexecutable (%)</text:p>
          </table:table-cell>
          <table:table-cell table:style-name="ce5" table:formula="of:=[raw.B3]" office:value-type="float" office:value="0" calcext:value-type="float">
            <text:p>0</text:p>
          </table:table-cell>
          <table:table-cell table:style-name="ce5" table:formula="of:=[raw.C3]" office:value-type="float" office:value="34" calcext:value-type="float">
            <text:p>34</text:p>
          </table:table-cell>
          <table:table-cell table:style-name="ce5" table:formula="of:=[raw.D3]" office:value-type="float" office:value="21" calcext:value-type="float">
            <text:p>21</text:p>
          </table:table-cell>
          <table:table-cell table:style-name="ce5" table:formula="of:=[raw.E3]" office:value-type="float" office:value="25" calcext:value-type="float">
            <text:p>25</text:p>
          </table:table-cell>
          <table:table-cell table:style-name="ce5" table:formula="of:=[raw.F3]" office:value-type="float" office:value="16" calcext:value-type="float">
            <text:p>16</text:p>
          </table:table-cell>
          <table:table-cell table:style-name="ce5" table:formula="of:=[raw.G3]" office:value-type="float" office:value="16" calcext:value-type="float">
            <text:p>16</text:p>
          </table:table-cell>
          <table:table-cell table:style-name="ce5" table:formula="of:=[raw.H3]" office:value-type="float" office:value="22" calcext:value-type="float">
            <text:p>22</text:p>
          </table:table-cell>
          <table:table-cell table:style-name="ce5" table:formula="of:=[raw.I3]" office:value-type="float" office:value="16" calcext:value-type="float">
            <text:p>16</text:p>
          </table:table-cell>
          <table:table-cell table:style-name="ce5" table:formula="of:=[raw.J3]" office:value-type="float" office:value="19" calcext:value-type="float">
            <text:p>19</text:p>
          </table:table-cell>
          <table:table-cell table:style-name="ce5" table:formula="of:=[raw.K3]" office:value-type="float" office:value="19" calcext:value-type="float">
            <text:p>19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.$A$4]" office:value-type="string" office:string-value="Time Fail (%)" calcext:value-type="string">
            <text:p>Time Fail (%)</text:p>
          </table:table-cell>
          <table:table-cell table:style-name="ce5" table:formula="of:=[raw.B4]" office:value-type="float" office:value="42" calcext:value-type="float">
            <text:p>42</text:p>
          </table:table-cell>
          <table:table-cell table:style-name="ce5" table:formula="of:=[raw.C4]" office:value-type="float" office:value="12" calcext:value-type="float">
            <text:p>12</text:p>
          </table:table-cell>
          <table:table-cell table:style-name="ce5" table:formula="of:=[raw.D4]" office:value-type="float" office:value="17" calcext:value-type="float">
            <text:p>17</text:p>
          </table:table-cell>
          <table:table-cell table:style-name="ce5" table:formula="of:=[raw.E4]" office:value-type="float" office:value="20" calcext:value-type="float">
            <text:p>20</text:p>
          </table:table-cell>
          <table:table-cell table:style-name="ce5" table:formula="of:=[raw.F4]" office:value-type="float" office:value="13" calcext:value-type="float">
            <text:p>13</text:p>
          </table:table-cell>
          <table:table-cell table:style-name="ce5" table:formula="of:=[raw.G4]" office:value-type="float" office:value="14" calcext:value-type="float">
            <text:p>14</text:p>
          </table:table-cell>
          <table:table-cell table:style-name="ce5" table:formula="of:=[raw.H4]" office:value-type="float" office:value="13" calcext:value-type="float">
            <text:p>13</text:p>
          </table:table-cell>
          <table:table-cell table:style-name="ce5" table:formula="of:=[raw.I4]" office:value-type="float" office:value="17" calcext:value-type="float">
            <text:p>17</text:p>
          </table:table-cell>
          <table:table-cell table:style-name="ce5" table:formula="of:=[raw.J4]" office:value-type="float" office:value="13" calcext:value-type="float">
            <text:p>13</text:p>
          </table:table-cell>
          <table:table-cell table:style-name="ce5" table:formula="of:=[raw.K4]"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.$A$5]" office:value-type="string" office:string-value="Memory Fail (%)" calcext:value-type="string">
            <text:p>Memory Fail (%)</text:p>
          </table:table-cell>
          <table:table-cell table:style-name="ce5" table:formula="of:=[raw.B5]" office:value-type="float" office:value="30" calcext:value-type="float">
            <text:p>30</text:p>
          </table:table-cell>
          <table:table-cell table:style-name="ce5" table:formula="of:=[raw.C5]" office:value-type="float" office:value="16" calcext:value-type="float">
            <text:p>16</text:p>
          </table:table-cell>
          <table:table-cell table:style-name="ce5" table:formula="of:=[raw.D5]" office:value-type="float" office:value="24" calcext:value-type="float">
            <text:p>24</text:p>
          </table:table-cell>
          <table:table-cell table:style-name="ce5" table:formula="of:=[raw.E5]" office:value-type="float" office:value="16" calcext:value-type="float">
            <text:p>16</text:p>
          </table:table-cell>
          <table:table-cell table:style-name="ce5" table:formula="of:=[raw.F5]" office:value-type="float" office:value="23" calcext:value-type="float">
            <text:p>23</text:p>
          </table:table-cell>
          <table:table-cell table:style-name="ce5" table:formula="of:=[raw.G5]" office:value-type="float" office:value="23" calcext:value-type="float">
            <text:p>23</text:p>
          </table:table-cell>
          <table:table-cell table:style-name="ce5" table:formula="of:=[raw.H5]" office:value-type="float" office:value="24" calcext:value-type="float">
            <text:p>24</text:p>
          </table:table-cell>
          <table:table-cell table:style-name="ce5" table:formula="of:=[raw.I5]" office:value-type="float" office:value="24" calcext:value-type="float">
            <text:p>24</text:p>
          </table:table-cell>
          <table:table-cell table:style-name="ce5" table:formula="of:=[raw.J5]" office:value-type="float" office:value="22" calcext:value-type="float">
            <text:p>22</text:p>
          </table:table-cell>
          <table:table-cell table:style-name="ce5" table:formula="of:=[raw.K5]" office:value-type="float" office:value="25" calcext:value-type="float">
            <text:p>25</text:p>
          </table:table-cell>
          <table:table-cell table:number-columns-repeated="1012"/>
        </table:table-row>
        <table:table-row table:style-name="ro2">
          <table:table-cell table:style-name="ce2" table:formula="of:=[raw.A6]" office:value-type="string" office:string-value="Makespan (%)" calcext:value-type="string">
            <text:p>Makespan (%)</text:p>
          </table:table-cell>
          <table:table-cell table:style-name="ce3" table:formula="of:=[raw.$A$2]" office:value-type="string" office:string-value="Success (%)" calcext:value-type="string">
            <text:p>Success (%)</text:p>
          </table:table-cell>
          <table:table-cell table:style-name="ce5" table:formula="of:=[raw.B6]" office:value-type="string" office:string-value="17.0 (3.7)" calcext:value-type="string">
            <text:p>17.0 (3.7)</text:p>
          </table:table-cell>
          <table:table-cell table:style-name="ce5" table:formula="of:=[raw.C6]" office:value-type="string" office:string-value="26.4 (5.0)" calcext:value-type="string">
            <text:p>26.4 (5.0)</text:p>
          </table:table-cell>
          <table:table-cell table:style-name="ce5" table:formula="of:=[raw.D6]" office:value-type="string" office:string-value="18.0 (4.8)" calcext:value-type="string">
            <text:p>18.0 (4.8)</text:p>
          </table:table-cell>
          <table:table-cell table:style-name="ce5" table:formula="of:=[raw.E6]" office:value-type="string" office:string-value="21.8 (4.8)" calcext:value-type="string">
            <text:p>21.8 (4.8)</text:p>
          </table:table-cell>
          <table:table-cell table:style-name="ce5" table:formula="of:=[raw.F6]" office:value-type="string" office:string-value="11.4 (2.4)" calcext:value-type="string">
            <text:p>11.4 (2.4)</text:p>
          </table:table-cell>
          <table:table-cell table:style-name="ce5" table:formula="of:=[raw.G6]" office:value-type="string" office:string-value="12.8 (2.6)" calcext:value-type="string">
            <text:p>12.8 (2.6)</text:p>
          </table:table-cell>
          <table:table-cell table:style-name="ce5" table:formula="of:=[raw.H6]" office:value-type="string" office:string-value="14.7 (4.0)" calcext:value-type="string">
            <text:p>14.7 (4.0)</text:p>
          </table:table-cell>
          <table:table-cell table:style-name="ce5" table:formula="of:=[raw.I6]" office:value-type="string" office:string-value="18.4 (4.0)" calcext:value-type="string">
            <text:p>18.4 (4.0)</text:p>
          </table:table-cell>
          <table:table-cell table:style-name="ce5" table:formula="of:=[raw.J6]" office:value-type="string" office:string-value="13.0 (3.4)" calcext:value-type="string">
            <text:p>13.0 (3.4)</text:p>
          </table:table-cell>
          <table:table-cell table:style-name="ce5" table:formula="of:=[raw.K6]" office:value-type="string" office:string-value="17.3 (3.8)" calcext:value-type="string">
            <text:p>17.3 (3.8)</text:p>
          </table:table-cell>
          <table:table-cell table:number-columns-repeated="1012"/>
        </table:table-row>
        <table:table-row table:style-name="ro2">
          <table:table-cell table:style-name="ce2" table:formula="of:=[raw.A10]" office:value-type="string" office:string-value="Number of Actions (%)" calcext:value-type="string">
            <text:p>Number of Actions (%)</text:p>
          </table:table-cell>
          <table:table-cell table:style-name="ce3" table:formula="of:=[raw.$A$2]" office:value-type="string" office:string-value="Success (%)" calcext:value-type="string">
            <text:p>Success (%)</text:p>
          </table:table-cell>
          <table:table-cell table:style-name="ce5" table:formula="of:=[raw.B10]" office:value-type="string" office:string-value="23.0 (4.4)" calcext:value-type="string">
            <text:p>23.0 (4.4)</text:p>
          </table:table-cell>
          <table:table-cell table:style-name="ce5" table:formula="of:=[raw.C10]" office:value-type="string" office:string-value="18.9 (4.3)" calcext:value-type="string">
            <text:p>18.9 (4.3)</text:p>
          </table:table-cell>
          <table:table-cell table:style-name="ce5" table:formula="of:=[raw.D10]" office:value-type="string" office:string-value="12.2 (2.9)" calcext:value-type="string">
            <text:p>12.2 (2.9)</text:p>
          </table:table-cell>
          <table:table-cell table:style-name="ce5" table:formula="of:=[raw.E10]" office:value-type="string" office:string-value="15.7 (3.5)" calcext:value-type="string">
            <text:p>15.7 (3.5)</text:p>
          </table:table-cell>
          <table:table-cell table:style-name="ce5" table:formula="of:=[raw.F10]" office:value-type="string" office:string-value="8.0 (1.9)" calcext:value-type="string">
            <text:p>8.0 (1.9)</text:p>
          </table:table-cell>
          <table:table-cell table:style-name="ce5" table:formula="of:=[raw.G10]" office:value-type="string" office:string-value="9.0 (2.0)" calcext:value-type="string">
            <text:p>9.0 (2.0)</text:p>
          </table:table-cell>
          <table:table-cell table:style-name="ce5" table:formula="of:=[raw.H10]" office:value-type="string" office:string-value="15.0 (3.8)" calcext:value-type="string">
            <text:p>15.0 (3.8)</text:p>
          </table:table-cell>
          <table:table-cell table:style-name="ce5" table:formula="of:=[raw.I10]" office:value-type="string" office:string-value="18.2 (4.4)" calcext:value-type="string">
            <text:p>18.2 (4.4)</text:p>
          </table:table-cell>
          <table:table-cell table:style-name="ce5" table:formula="of:=[raw.J10]" office:value-type="string" office:string-value="10.7 (3.1)" calcext:value-type="string">
            <text:p>10.7 (3.1)</text:p>
          </table:table-cell>
          <table:table-cell table:style-name="ce5" table:formula="of:=[raw.K10]" office:value-type="string" office:string-value="15.6 (4.2)" calcext:value-type="string">
            <text:p>15.6 (4.2)</text:p>
          </table:table-cell>
          <table:table-cell table:number-columns-repeated="1012"/>
        </table:table-row>
        <table:table-row table:style-name="ro2">
          <table:table-cell table:style-name="ce2" table:formula="of:=[raw.A14]" office:value-type="string" office:string-value="Processing Time (%)" calcext:value-type="string" table:number-columns-spanned="1" table:number-rows-spanned="4">
            <text:p>Processing Time (%)</text:p>
          </table:table-cell>
          <table:table-cell table:style-name="ce3" table:formula="of:=[raw.$A$2]" office:value-type="string" office:string-value="Success (%)" calcext:value-type="string">
            <text:p>Success (%)</text:p>
          </table:table-cell>
          <table:table-cell table:style-name="ce5" table:formula="of:=[raw.B14]" office:value-type="string" office:string-value="16833.3 (8206.8)" calcext:value-type="string">
            <text:p>16833.3 (8206.8)</text:p>
          </table:table-cell>
          <table:table-cell table:style-name="ce5" table:formula="of:=[raw.C14]" office:value-type="string" office:string-value="2076.7 (1016.0)" calcext:value-type="string">
            <text:p>2076.7 (1016.0)</text:p>
          </table:table-cell>
          <table:table-cell table:style-name="ce5" table:formula="of:=[raw.D14]" office:value-type="string" office:string-value="1966.2 (1118.2)" calcext:value-type="string">
            <text:p>1966.2 (1118.2)</text:p>
          </table:table-cell>
          <table:table-cell table:style-name="ce5" table:formula="of:=[raw.E14]" office:value-type="string" office:string-value="5446.3 (3184.0)" calcext:value-type="string">
            <text:p>5446.3 (3184.0)</text:p>
          </table:table-cell>
          <table:table-cell table:style-name="ce5" table:formula="of:=[raw.F14]" office:value-type="string" office:string-value="6261.9 (3037.4)" calcext:value-type="string">
            <text:p>6261.9 (3037.4)</text:p>
          </table:table-cell>
          <table:table-cell table:style-name="ce5" table:formula="of:=[raw.G14]" office:value-type="string" office:string-value="6424.8 (3148.3)" calcext:value-type="string">
            <text:p>6424.8 (3148.3)</text:p>
          </table:table-cell>
          <table:table-cell table:style-name="ce5" table:formula="of:=[raw.H14]" office:value-type="string" office:string-value="10642.5 (5142.3)" calcext:value-type="string">
            <text:p>10642.5 (5142.3)</text:p>
          </table:table-cell>
          <table:table-cell table:style-name="ce5" table:formula="of:=[raw.I14]" office:value-type="string" office:string-value="11587.4 (4946.4)" calcext:value-type="string">
            <text:p>11587.4 (4946.4)</text:p>
          </table:table-cell>
          <table:table-cell table:style-name="ce5" table:formula="of:=[raw.J14]" office:value-type="string" office:string-value="9697.5 (4612.4)" calcext:value-type="string">
            <text:p>9697.5 (4612.4)</text:p>
          </table:table-cell>
          <table:table-cell table:style-name="ce5" table:formula="of:=[raw.K14]" office:value-type="string" office:string-value="10703.0 (4754.9)" calcext:value-type="string">
            <text:p>10703.0 (4754.9)</text:p>
          </table:table-cell>
          <table:table-cell table:number-columns-repeated="1012"/>
        </table:table-row>
        <table:table-row table:style-name="ro2">
          <table:covered-table-cell table:style-name="ce3" table:formula="of:=[raw.A15]" office:value-type="string" office:string-value="Processing Time (%)" calcext:value-type="string">
            <text:p>Processing Time (%)</text:p>
          </table:covered-table-cell>
          <table:table-cell table:style-name="ce3" table:formula="of:=[raw.$A$3]" office:value-type="string" office:string-value="Nonexecutable (%)" calcext:value-type="string">
            <text:p>Nonexecutable (%)</text:p>
          </table:table-cell>
          <table:table-cell table:style-name="ce5" table:formula="of:=[raw.B15]" office:value-type="string" office:string-value="0.0 (0.0)" calcext:value-type="string">
            <text:p>0.0 (0.0)</text:p>
          </table:table-cell>
          <table:table-cell table:style-name="ce5" table:formula="of:=[raw.C15]" office:value-type="string" office:string-value="1583.3 (992.5)" calcext:value-type="string">
            <text:p>1583.3 (992.5)</text:p>
          </table:table-cell>
          <table:table-cell table:style-name="ce5" table:formula="of:=[raw.D15]" office:value-type="string" office:string-value="6289.5 (3844.3)" calcext:value-type="string">
            <text:p>6289.5 (3844.3)</text:p>
          </table:table-cell>
          <table:table-cell table:style-name="ce5" table:formula="of:=[raw.E15]" office:value-type="string" office:string-value="8616.9 (2792.8)" calcext:value-type="string">
            <text:p>8616.9 (2792.8)</text:p>
          </table:table-cell>
          <table:table-cell table:style-name="ce5" table:formula="of:=[raw.F15]" office:value-type="string" office:string-value="2596.9 (1356.5)" calcext:value-type="string">
            <text:p>2596.9 (1356.5)</text:p>
          </table:table-cell>
          <table:table-cell table:style-name="ce5" table:formula="of:=[raw.G15]" office:value-type="string" office:string-value="2494.4 (1357.8)" calcext:value-type="string">
            <text:p>2494.4 (1357.8)</text:p>
          </table:table-cell>
          <table:table-cell table:style-name="ce5" table:formula="of:=[raw.H15]" office:value-type="string" office:string-value="2272.2 (1525.3)" calcext:value-type="string">
            <text:p>2272.2 (1525.3)</text:p>
          </table:table-cell>
          <table:table-cell table:style-name="ce5" table:formula="of:=[raw.I15]" office:value-type="string" office:string-value="489.5 (215.0)" calcext:value-type="string">
            <text:p>489.5 (215.0)</text:p>
          </table:table-cell>
          <table:table-cell table:style-name="ce5" table:formula="of:=[raw.J15]" office:value-type="string" office:string-value="6877.5 (3635.0)" calcext:value-type="string">
            <text:p>6877.5 (3635.0)</text:p>
          </table:table-cell>
          <table:table-cell table:style-name="ce5" table:formula="of:=[raw.K15]" office:value-type="string" office:string-value="6079.4 (3636.6)" calcext:value-type="string">
            <text:p>6079.4 (3636.6)</text:p>
          </table:table-cell>
          <table:table-cell table:number-columns-repeated="1012"/>
        </table:table-row>
        <table:table-row table:style-name="ro2">
          <table:covered-table-cell table:style-name="ce3" table:formula="of:=[raw.A16]" office:value-type="string" office:string-value="Processing Time (%)" calcext:value-type="string">
            <text:p>Processing Time (%)</text:p>
          </table:covered-table-cell>
          <table:table-cell table:style-name="ce3" table:formula="of:=[raw.$A$4]" office:value-type="string" office:string-value="Time Fail (%)" calcext:value-type="string">
            <text:p>Time Fail (%)</text:p>
          </table:table-cell>
          <table:table-cell table:style-name="ce5" table:formula="of:=[raw.B16]" office:value-type="string" office:string-value="45969.8 (11482.4)" calcext:value-type="string">
            <text:p>45969.8 (11482.4)</text:p>
          </table:table-cell>
          <table:table-cell table:style-name="ce5" table:formula="of:=[raw.C16]" office:value-type="string" office:string-value="18881.0 (14880.8)" calcext:value-type="string">
            <text:p>18881.0 (14880.8)</text:p>
          </table:table-cell>
          <table:table-cell table:style-name="ce5" table:formula="of:=[raw.D16]" office:value-type="string" office:string-value="24992.0 (11155.1)" calcext:value-type="string">
            <text:p>24992.0 (11155.1)</text:p>
          </table:table-cell>
          <table:table-cell table:style-name="ce5" table:formula="of:=[raw.E16]" office:value-type="string" office:string-value="16753.5 (5135.9)" calcext:value-type="string">
            <text:p>16753.5 (5135.9)</text:p>
          </table:table-cell>
          <table:table-cell table:style-name="ce5" table:formula="of:=[raw.F16]" office:value-type="string" office:string-value="12037.6 (4847.4)" calcext:value-type="string">
            <text:p>12037.6 (4847.4)</text:p>
          </table:table-cell>
          <table:table-cell table:style-name="ce5" table:formula="of:=[raw.G16]" office:value-type="string" office:string-value="11197.0 (4565.6)" calcext:value-type="string">
            <text:p>11197.0 (4565.6)</text:p>
          </table:table-cell>
          <table:table-cell table:style-name="ce5" table:formula="of:=[raw.H16]" office:value-type="string" office:string-value="13253.9 (5207.7)" calcext:value-type="string">
            <text:p>13253.9 (5207.7)</text:p>
          </table:table-cell>
          <table:table-cell table:style-name="ce5" table:formula="of:=[raw.I16]" office:value-type="string" office:string-value="9117.8 (3316.1)" calcext:value-type="string">
            <text:p>9117.8 (3316.1)</text:p>
          </table:table-cell>
          <table:table-cell table:style-name="ce5" table:formula="of:=[raw.J16]" office:value-type="string" office:string-value="13415.7 (5252.2)" calcext:value-type="string">
            <text:p>13415.7 (5252.2)</text:p>
          </table:table-cell>
          <table:table-cell table:style-name="ce5" table:formula="of:=[raw.K16]" office:value-type="string" office:string-value="14107.6 (7000.9)" calcext:value-type="string">
            <text:p>14107.6 (7000.9)</text:p>
          </table:table-cell>
          <table:table-cell table:number-columns-repeated="1012"/>
        </table:table-row>
        <table:table-row table:style-name="ro2">
          <table:covered-table-cell table:style-name="ce3" table:formula="of:=[raw.A17]" office:value-type="string" office:string-value="Processing Time (%)" calcext:value-type="string">
            <text:p>Processing Time (%)</text:p>
          </table:covered-table-cell>
          <table:table-cell table:style-name="ce3" table:formula="of:=[raw.$A$5]" office:value-type="string" office:string-value="Memory Fail (%)" calcext:value-type="string">
            <text:p>Memory Fail (%)</text:p>
          </table:table-cell>
          <table:table-cell table:style-name="ce5" table:formula="of:=[raw.B17]" office:value-type="string" office:string-value="31668.3 (9454.5)" calcext:value-type="string">
            <text:p>31668.3 (9454.5)</text:p>
          </table:table-cell>
          <table:table-cell table:style-name="ce5" table:formula="of:=[raw.C17]" office:value-type="string" office:string-value="5284.8 (2085.8)" calcext:value-type="string">
            <text:p>5284.8 (2085.8)</text:p>
          </table:table-cell>
          <table:table-cell table:style-name="ce5" table:formula="of:=[raw.D17]" office:value-type="string" office:string-value="6989.6 (4117.0)" calcext:value-type="string">
            <text:p>6989.6 (4117.0)</text:p>
          </table:table-cell>
          <table:table-cell table:style-name="ce5" table:formula="of:=[raw.E17]" office:value-type="string" office:string-value="15409.1 (10148.7)" calcext:value-type="string">
            <text:p>15409.1 (10148.7)</text:p>
          </table:table-cell>
          <table:table-cell table:style-name="ce5" table:formula="of:=[raw.F17]" office:value-type="string" office:string-value="5472.6 (2935.2)" calcext:value-type="string">
            <text:p>5472.6 (2935.2)</text:p>
          </table:table-cell>
          <table:table-cell table:style-name="ce5" table:formula="of:=[raw.G17]" office:value-type="string" office:string-value="5538.3 (2981.6)" calcext:value-type="string">
            <text:p>5538.3 (2981.6)</text:p>
          </table:table-cell>
          <table:table-cell table:style-name="ce5" table:formula="of:=[raw.H17]" office:value-type="string" office:string-value="9057.0 (4222.2)" calcext:value-type="string">
            <text:p>9057.0 (4222.2)</text:p>
          </table:table-cell>
          <table:table-cell table:style-name="ce5" table:formula="of:=[raw.I17]" office:value-type="string" office:string-value="18655.7 (7995.9)" calcext:value-type="string">
            <text:p>18655.7 (7995.9)</text:p>
          </table:table-cell>
          <table:table-cell table:style-name="ce5" table:formula="of:=[raw.J17]" office:value-type="string" office:string-value="6696.4 (3555.5)" calcext:value-type="string">
            <text:p>6696.4 (3555.5)</text:p>
          </table:table-cell>
          <table:table-cell table:style-name="ce5" table:formula="of:=[raw.K17]" office:value-type="string" office:string-value="10149.0 (5359.7)" calcext:value-type="string">
            <text:p>10149.0 (5359.7)</text:p>
          </table:table-cell>
          <table:table-cell table:number-columns-repeated="1012"/>
        </table:table-row>
        <table:table-row table:style-name="ro2">
          <table:table-cell table:style-name="ce2" table:formula="of:=[raw.A18]" office:value-type="string" office:string-value="Memory Usage (%)" calcext:value-type="string" table:number-columns-spanned="1" table:number-rows-spanned="4">
            <text:p>Memory Usage (%)</text:p>
          </table:table-cell>
          <table:table-cell table:style-name="ce3" table:formula="of:=[raw.$A$2]" office:value-type="string" office:string-value="Success (%)" calcext:value-type="string">
            <text:p>Success (%)</text:p>
          </table:table-cell>
          <table:table-cell table:style-name="ce5" table:formula="of:=[raw.B18]" office:value-type="string" office:string-value="25489.2 (10423.8)" calcext:value-type="string">
            <text:p>25489.2 (10423.8)</text:p>
          </table:table-cell>
          <table:table-cell table:style-name="ce5" table:formula="of:=[raw.C18]" office:value-type="string" office:string-value="5096.5 (2780.7)" calcext:value-type="string">
            <text:p>5096.5 (2780.7)</text:p>
          </table:table-cell>
          <table:table-cell table:style-name="ce5" table:formula="of:=[raw.D18]" office:value-type="string" office:string-value="2576.9 (1370.7)" calcext:value-type="string">
            <text:p>2576.9 (1370.7)</text:p>
          </table:table-cell>
          <table:table-cell table:style-name="ce5" table:formula="of:=[raw.E18]" office:value-type="string" office:string-value="11863.4 (7089.4)" calcext:value-type="string">
            <text:p>11863.4 (7089.4)</text:p>
          </table:table-cell>
          <table:table-cell table:style-name="ce5" table:formula="of:=[raw.F18]" office:value-type="string" office:string-value="11520.6 (6164.1)" calcext:value-type="string">
            <text:p>11520.6 (6164.1)</text:p>
          </table:table-cell>
          <table:table-cell table:style-name="ce5" table:formula="of:=[raw.G18]" office:value-type="string" office:string-value="11763.4 (6291.8)" calcext:value-type="string">
            <text:p>11763.4 (6291.8)</text:p>
          </table:table-cell>
          <table:table-cell table:style-name="ce5" table:formula="of:=[raw.H18]" office:value-type="string" office:string-value="17353.8 (7902.3)" calcext:value-type="string">
            <text:p>17353.8 (7902.3)</text:p>
          </table:table-cell>
          <table:table-cell table:style-name="ce5" table:formula="of:=[raw.I18]" office:value-type="string" office:string-value="18294.6 (7575.7)" calcext:value-type="string">
            <text:p>18294.6 (7575.7)</text:p>
          </table:table-cell>
          <table:table-cell table:style-name="ce5" table:formula="of:=[raw.J18]" office:value-type="string" office:string-value="15007.2 (7100.8)" calcext:value-type="string">
            <text:p>15007.2 (7100.8)</text:p>
          </table:table-cell>
          <table:table-cell table:style-name="ce5" table:formula="of:=[raw.K18]" office:value-type="string" office:string-value="16063.6 (7243.7)" calcext:value-type="string">
            <text:p>16063.6 (7243.7)</text:p>
          </table:table-cell>
          <table:table-cell table:number-columns-repeated="1012"/>
        </table:table-row>
        <table:table-row table:style-name="ro2">
          <table:covered-table-cell table:style-name="ce3" table:formula="of:=[raw.A19]" office:value-type="string" office:string-value="Memory Usage (%)" calcext:value-type="string">
            <text:p>Memory Usage (%)</text:p>
          </table:covered-table-cell>
          <table:table-cell table:style-name="ce3" table:formula="of:=[raw.$A$3]" office:value-type="string" office:string-value="Nonexecutable (%)" calcext:value-type="string">
            <text:p>Nonexecutable (%)</text:p>
          </table:table-cell>
          <table:table-cell table:style-name="ce5" table:formula="of:=[raw.B19]" office:value-type="string" office:string-value="0.0 (0.0)" calcext:value-type="string">
            <text:p>0.0 (0.0)</text:p>
          </table:table-cell>
          <table:table-cell table:style-name="ce5" table:formula="of:=[raw.C19]" office:value-type="string" office:string-value="1591.8 (986.9)" calcext:value-type="string">
            <text:p>1591.8 (986.9)</text:p>
          </table:table-cell>
          <table:table-cell table:style-name="ce5" table:formula="of:=[raw.D19]" office:value-type="string" office:string-value="4895.6 (2367.8)" calcext:value-type="string">
            <text:p>4895.6 (2367.8)</text:p>
          </table:table-cell>
          <table:table-cell table:style-name="ce5" table:formula="of:=[raw.E19]" office:value-type="string" office:string-value="10591.4 (4666.5)" calcext:value-type="string">
            <text:p>10591.4 (4666.5)</text:p>
          </table:table-cell>
          <table:table-cell table:style-name="ce5" table:formula="of:=[raw.F19]" office:value-type="string" office:string-value="2538.8 (961.3)" calcext:value-type="string">
            <text:p>2538.8 (961.3)</text:p>
          </table:table-cell>
          <table:table-cell table:style-name="ce5" table:formula="of:=[raw.G19]" office:value-type="string" office:string-value="2688.4 (1000.9)" calcext:value-type="string">
            <text:p>2688.4 (1000.9)</text:p>
          </table:table-cell>
          <table:table-cell table:style-name="ce5" table:formula="of:=[raw.H19]" office:value-type="string" office:string-value="5903.6 (4994.3)" calcext:value-type="string">
            <text:p>5903.6 (4994.3)</text:p>
          </table:table-cell>
          <table:table-cell table:style-name="ce5" table:formula="of:=[raw.I19]" office:value-type="string" office:string-value="766.7 (350.5)" calcext:value-type="string">
            <text:p>766.7 (350.5)</text:p>
          </table:table-cell>
          <table:table-cell table:style-name="ce5" table:formula="of:=[raw.J19]" office:value-type="string" office:string-value="4937.9 (2016.4)" calcext:value-type="string">
            <text:p>4937.9 (2016.4)</text:p>
          </table:table-cell>
          <table:table-cell table:style-name="ce5" table:formula="of:=[raw.K19]" office:value-type="string" office:string-value="5239.6 (2049.9)" calcext:value-type="string">
            <text:p>5239.6 (2049.9)</text:p>
          </table:table-cell>
          <table:table-cell table:number-columns-repeated="1012"/>
        </table:table-row>
        <table:table-row table:style-name="ro2">
          <table:covered-table-cell table:style-name="ce3" table:formula="of:=[raw.A20]" office:value-type="string" office:string-value="Memory Usage (%)" calcext:value-type="string">
            <text:p>Memory Usage (%)</text:p>
          </table:covered-table-cell>
          <table:table-cell table:style-name="ce3" table:formula="of:=[raw.$A$4]" office:value-type="string" office:string-value="Time Fail (%)" calcext:value-type="string">
            <text:p>Time Fail (%)</text:p>
          </table:table-cell>
          <table:table-cell table:style-name="ce5" table:formula="of:=[raw.B20]" office:value-type="string" office:string-value="45779.8 (11622.9)" calcext:value-type="string">
            <text:p>45779.8 (11622.9)</text:p>
          </table:table-cell>
          <table:table-cell table:style-name="ce5" table:formula="of:=[raw.C20]" office:value-type="string" office:string-value="21805.9 (17062.9)" calcext:value-type="string">
            <text:p>21805.9 (17062.9)</text:p>
          </table:table-cell>
          <table:table-cell table:style-name="ce5" table:formula="of:=[raw.D20]" office:value-type="string" office:string-value="35369.2 (14876.9)" calcext:value-type="string">
            <text:p>35369.2 (14876.9)</text:p>
          </table:table-cell>
          <table:table-cell table:style-name="ce5" table:formula="of:=[raw.E20]" office:value-type="string" office:string-value="29605.1 (12043.8)" calcext:value-type="string">
            <text:p>29605.1 (12043.8)</text:p>
          </table:table-cell>
          <table:table-cell table:style-name="ce5" table:formula="of:=[raw.F20]" office:value-type="string" office:string-value="19581.7 (9507.6)" calcext:value-type="string">
            <text:p>19581.7 (9507.6)</text:p>
          </table:table-cell>
          <table:table-cell table:style-name="ce5" table:formula="of:=[raw.G20]" office:value-type="string" office:string-value="17909.7 (8846.6)" calcext:value-type="string">
            <text:p>17909.7 (8846.6)</text:p>
          </table:table-cell>
          <table:table-cell table:style-name="ce5" table:formula="of:=[raw.H20]" office:value-type="string" office:string-value="17760.1 (8636.8)" calcext:value-type="string">
            <text:p>17760.1 (8636.8)</text:p>
          </table:table-cell>
          <table:table-cell table:style-name="ce5" table:formula="of:=[raw.I20]" office:value-type="string" office:string-value="9160.8 (3639.5)" calcext:value-type="string">
            <text:p>9160.8 (3639.5)</text:p>
          </table:table-cell>
          <table:table-cell table:style-name="ce5" table:formula="of:=[raw.J20]" office:value-type="string" office:string-value="21898.1 (9803.1)" calcext:value-type="string">
            <text:p>21898.1 (9803.1)</text:p>
          </table:table-cell>
          <table:table-cell table:style-name="ce5" table:formula="of:=[raw.K20]" office:value-type="string" office:string-value="10361.0 (4561.2)" calcext:value-type="string">
            <text:p>10361.0 (4561.2)</text:p>
          </table:table-cell>
          <table:table-cell table:number-columns-repeated="1012"/>
        </table:table-row>
        <table:table-row table:style-name="ro2">
          <table:covered-table-cell table:style-name="ce3" table:formula="of:=[raw.A21]" office:value-type="string" office:string-value="Memory Usage (%)" calcext:value-type="string">
            <text:p>Memory Usage (%)</text:p>
          </table:covered-table-cell>
          <table:table-cell table:style-name="ce3" table:formula="of:=[raw.$A$5]" office:value-type="string" office:string-value="Memory Fail (%)" calcext:value-type="string">
            <text:p>Memory Fail (%)</text:p>
          </table:table-cell>
          <table:table-cell table:style-name="ce5" table:formula="of:=[raw.B21]" office:value-type="string" office:string-value="73823.0 (21283.6)" calcext:value-type="string">
            <text:p>73823.0 (21283.6)</text:p>
          </table:table-cell>
          <table:table-cell table:style-name="ce5" table:formula="of:=[raw.C21]" office:value-type="string" office:string-value="21308.8 (10265.4)" calcext:value-type="string">
            <text:p>21308.8 (10265.4)</text:p>
          </table:table-cell>
          <table:table-cell table:style-name="ce5" table:formula="of:=[raw.D21]" office:value-type="string" office:string-value="16857.0 (11617.7)" calcext:value-type="string">
            <text:p>16857.0 (11617.7)</text:p>
          </table:table-cell>
          <table:table-cell table:style-name="ce5" table:formula="of:=[raw.E21]" office:value-type="string" office:string-value="29194.9 (20319.0)" calcext:value-type="string">
            <text:p>29194.9 (20319.0)</text:p>
          </table:table-cell>
          <table:table-cell table:style-name="ce5" table:formula="of:=[raw.F21]" office:value-type="string" office:string-value="10938.8 (6210.3)" calcext:value-type="string">
            <text:p>10938.8 (6210.3)</text:p>
          </table:table-cell>
          <table:table-cell table:style-name="ce5" table:formula="of:=[raw.G21]" office:value-type="string" office:string-value="10939.8 (6210.9)" calcext:value-type="string">
            <text:p>10939.8 (6210.9)</text:p>
          </table:table-cell>
          <table:table-cell table:style-name="ce5" table:formula="of:=[raw.H21]" office:value-type="string" office:string-value="14423.6 (6461.2)" calcext:value-type="string">
            <text:p>14423.6 (6461.2)</text:p>
          </table:table-cell>
          <table:table-cell table:style-name="ce5" table:formula="of:=[raw.I21]" office:value-type="string" office:string-value="41763.8 (18875.2)" calcext:value-type="string">
            <text:p>41763.8 (18875.2)</text:p>
          </table:table-cell>
          <table:table-cell table:style-name="ce5" table:formula="of:=[raw.J21]" office:value-type="string" office:string-value="17416.4 (10729.7)" calcext:value-type="string">
            <text:p>17416.4 (10729.7)</text:p>
          </table:table-cell>
          <table:table-cell table:style-name="ce5" table:formula="of:=[raw.K21]" office:value-type="string" office:string-value="27827.9 (15172.4)" calcext:value-type="string">
            <text:p>27827.9 (15172.4)</text:p>
          </table:table-cell>
          <table:table-cell table:number-columns-repeated="101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13:26:43.598509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09-20T13:27:25.697277356</dc:date>
    <meta:editing-duration>PT7M1S</meta:editing-duration>
    <meta:editing-cycles>13</meta:editing-cycles>
    <meta:document-statistic meta:table-count="2" meta:cell-count="408" meta:object-count="0"/>
  </office:meta>
</office:document-meta>
</file>